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6e0" officeooo:paragraph-rsid="000c36e0"/>
    </style:style>
    <style:style style:name="P2" style:family="paragraph" style:parent-style-name="Standard">
      <style:text-properties officeooo:rsid="000c36e0" officeooo:paragraph-rsid="000d790b"/>
    </style:style>
    <style:style style:name="P3" style:family="paragraph" style:parent-style-name="Standard">
      <style:text-properties officeooo:rsid="000c36e0" officeooo:paragraph-rsid="000e749a"/>
    </style:style>
    <style:style style:name="P4" style:family="paragraph" style:parent-style-name="Standard">
      <style:text-properties officeooo:rsid="000d790b" officeooo:paragraph-rsid="000d790b"/>
    </style:style>
    <style:style style:name="P5" style:family="paragraph" style:parent-style-name="Standard">
      <style:text-properties fo:font-weight="bold" officeooo:rsid="000d790b" officeooo:paragraph-rsid="000d790b" style:font-weight-asian="bold" style:font-weight-complex="bold"/>
    </style:style>
    <style:style style:name="P6" style:family="paragraph" style:parent-style-name="Standard">
      <style:text-properties fo:font-weight="bold" officeooo:rsid="000c36e0" officeooo:paragraph-rsid="000c36e0" style:font-weight-asian="bold" style:font-weight-complex="bold"/>
    </style:style>
    <style:style style:name="P7" style:family="paragraph" style:parent-style-name="Standard">
      <style:text-properties fo:font-weight="bold" officeooo:rsid="001174a8" officeooo:paragraph-rsid="001174a8" style:font-weight-asian="bold" style:font-weight-complex="bold"/>
    </style:style>
    <style:style style:name="P8" style:family="paragraph" style:parent-style-name="Standard">
      <style:text-properties officeooo:rsid="000d790b" officeooo:paragraph-rsid="000e749a"/>
    </style:style>
    <style:style style:name="P9" style:family="paragraph" style:parent-style-name="Standard">
      <style:text-properties fo:font-weight="normal" officeooo:rsid="001174a8" officeooo:paragraph-rsid="001174a8" style:font-weight-asian="normal" style:font-weight-complex="normal"/>
    </style:style>
    <style:style style:name="P10" style:family="paragraph" style:parent-style-name="Standard">
      <style:text-properties fo:font-weight="normal" officeooo:rsid="00117fee" officeooo:paragraph-rsid="00117fee" style:font-weight-asian="normal" style:font-weight-complex="normal"/>
    </style:style>
    <style:style style:name="T1" style:family="text">
      <style:text-properties officeooo:rsid="000d790b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gmento orientado:</text:p>
      <text:p text:style-name="P1"/>
      <text:p text:style-name="P1"/>
      <text:p text:style-name="P1">--------→</text:p>
      <text:p text:style-name="P1">A<text:tab/>B</text:p>
      <text:p text:style-name="P1"/>
      <text:p text:style-name="P1">--→ != --→</text:p>
      <text:p text:style-name="P1">A <text:s/>B<text:tab/>A <text:s/>B</text:p>
      <text:p text:style-name="P1"/>
      <text:p text:style-name="P1">Dois segmentos orientados PARALELOS podem ter mesmo sentido ou sentidos opostos</text:p>
      <text:p text:style-name="P1"/>
      <text:p text:style-name="P1">----→</text:p>
      <text:p text:style-name="P1">----→ <text:s/><text:tab/>} <text:s/>mesmo sentido</text:p>
      <text:p text:style-name="P1">{ <text:s text:c="4"/>-→}</text:p>
      <text:p text:style-name="P1">{ ←---<text:tab/> <text:s text:c="3"/>sentidos opostos</text:p>
      <text:p text:style-name="P1"/>
      <text:p text:style-name="P1"/>
      <text:p text:style-name="P5"/>
      <text:p text:style-name="P5">Coordenadas de vetores</text:p>
      <text:p text:style-name="P4"><text:tab/></text:p>
      <text:p text:style-name="P4"><text:tab/>Dado um segmento orientado AB→, existe um segmento paralelo a AB→ que tem mesma direção, mesmo sentido e mesmo comprimento que AB, com ponto inicial na origem do sistema cartesiano O = (0,0,0) e ponto final em P = (a,b,c).</text:p>
      <text:p text:style-name="P4"><text:tab/>O vetor v→ = AB→ = OP→ tem as mesmas coordenadas que (a,b,c).</text:p>
      <text:p text:style-name="P4"/>
      <text:p text:style-name="P5"/>
      <text:p text:style-name="P5">Adição de vetores</text:p>
      <text:p text:style-name="P1"/>
      <text:p text:style-name="P1">- <text:span text:style-name="T1">O segmento nulo AA→</text:span></text:p>
      <text:p text:style-name="P1"/>
      <text:p text:style-name="P2"><text:tab/><text:span text:style-name="T1">Dados dois vetores u→ = AB → e v → = BC →, a adição de u→ e v→ simbolizada por </text:span></text:p>
      <text:p text:style-name="P8">u→+v→ i dada pelo vetor cujo representante é <text:s/>u→+v→= AC→</text:p>
      <text:p text:style-name="P3"/>
      <text:p text:style-name="P3"/>
      <text:p text:style-name="P7">Soma de ponto com vetor</text:p>
      <text:p text:style-name="P7"/>
      <text:p text:style-name="P7"><text:tab/><text:span text:style-name="T2">Dado P E* |R e v→ um vetor qualquer, </text:span>P + v→ = Q<text:span text:style-name="T2"> tal que PQ→ = v→ </text:span></text:p>
      <text:p text:style-name="P9"/>
      <text:p text:style-name="P9">Abuso de notação: <text:tab/>P + v→ = Q</text:p>
      <text:p text:style-name="P9"><text:tab/><text:tab/><text:tab/>v→ = Q – P</text:p>
      <text:p text:style-name="P9"/>
      <text:p text:style-name="P10">Considere P + v→ = Q. Daí PQ→ = v→</text:p>
      <text:p text:style-name="P10">Tome OQ→ e OP→ </text:p>
      <text:p text:style-name="P10"/>
      <text:p text:style-name="P10"/>
      <text:p text:style-name="P9"/>
      <text:p text:style-name="P9"/>
      <text:p text:style-name="P9"/>
      <text:p text:style-name="P9">*E = pertence, |R = rea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6:39:25.970361983</meta:creation-date>
    <dc:date>2017-04-19T16:58:14.796768577</dc:date>
    <meta:editing-duration>PT35M5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90" meta:character-count="881" meta:non-whitespace-character-count="693"/>
  </office:meta>
</office:document-meta>
</file>